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6000000C0E8D0B12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color="#0000ff" fo:font-weight="normal" fo:background-color="transparent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rms of Contract</text:p>
      <text:p text:style-name="P2"/>
      <text:p text:style-name="P2">Some text complementing the contract go in this document.</text:p>
      <text:p text:style-name="P2"/>
      <text:p text:style-name="P2">Some more lines to help illustrating...</text:p>
      <text:p text:style-name="P2">Lots of contract terms go here.</text:p>
      <text:p text:style-name="P2"/>
      <text:p text:style-name="P3">More text in bl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10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73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paragraph" svg:width="10.215cm" svg:height="2.175cm" draw:z-index="0"><draw:image xlink:href="Pictures/1000000000000386000000C0E8D0B12E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drigo Rosenfeld Rosas</meta:initial-creator>
    <meta:creation-date>2009-05-23T14:46:31</meta:creation-date>
    <dc:date>2009-05-23T14:58:36</dc:date>
    <dc:creator>Rodrigo Rosenfeld Rosas</dc:creator>
    <meta:editing-duration>PT00H12M06S</meta:editing-duration>
    <meta:editing-cycles>2</meta:editing-cycles>
    <meta:generator>BrOffice.org/3.1$Linux OpenOffice.org_project/310m11$Build-9399</meta:generator>
    <meta:document-statistic meta:table-count="0" meta:image-count="1" meta:object-count="0" meta:page-count="1" meta:paragraph-count="5" meta:word-count="28" meta:character-count="162"/>
  </office:meta>
</office:document-meta>
</file>